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Heading_20_3">
      <style:text-properties officeooo:paragraph-rsid="00235862"/>
    </style:style>
    <style:style style:name="P2" style:family="paragraph" style:parent-style-name="Standard">
      <style:text-properties officeooo:rsid="001fae5d" officeooo:paragraph-rsid="001fae5d"/>
    </style:style>
    <style:style style:name="P3" style:family="paragraph" style:parent-style-name="Standard">
      <style:text-properties officeooo:rsid="0020b05d" officeooo:paragraph-rsid="0020b05d"/>
    </style:style>
    <style:style style:name="P4" style:family="paragraph" style:parent-style-name="Standard">
      <style:text-properties officeooo:rsid="002106f5" officeooo:paragraph-rsid="002106f5"/>
    </style:style>
    <style:style style:name="P5" style:family="paragraph" style:parent-style-name="Standard">
      <style:text-properties officeooo:rsid="00225249" officeooo:paragraph-rsid="00225249"/>
    </style:style>
    <style:style style:name="P6" style:family="paragraph" style:parent-style-name="Standard">
      <style:text-properties officeooo:rsid="00235862" officeooo:paragraph-rsid="00235862"/>
    </style:style>
    <style:style style:name="P7" style:family="paragraph" style:parent-style-name="Standard">
      <style:text-properties officeooo:paragraph-rsid="00235862"/>
    </style:style>
    <style:style style:name="P8" style:family="paragraph" style:parent-style-name="Standard">
      <style:text-properties fo:font-size="11pt" fo:font-style="normal" fo:font-weight="bold" officeooo:rsid="00235862" officeooo:paragraph-rsid="00235862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text-properties officeooo:rsid="002406ed" officeooo:paragraph-rsid="002406ed"/>
    </style:style>
    <style:style style:name="P10" style:family="paragraph" style:parent-style-name="Standard">
      <style:text-properties fo:font-size="10.5pt" fo:font-weight="bold" officeooo:rsid="002406ed" officeooo:paragraph-rsid="002406ed" style:font-size-asian="10.5pt" style:font-weight-asian="bold" style:font-size-complex="10.5pt" style:font-weight-complex="bold"/>
    </style:style>
    <style:style style:name="P11" style:family="paragraph" style:parent-style-name="Standard">
      <style:text-properties officeooo:rsid="00250b26" officeooo:paragraph-rsid="00250b26"/>
    </style:style>
    <style:style style:name="P12" style:family="paragraph" style:parent-style-name="Standard">
      <style:text-properties officeooo:rsid="00262ccd" officeooo:paragraph-rsid="00262ccd"/>
    </style:style>
    <style:style style:name="T1" style:family="text">
      <style:text-properties officeooo:rsid="0023586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456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vOps 개념 핵심요소</text:p>
      <text:p text:style-name="P2"/>
      <text:p text:style-name="P2"/>
      <text:p text:style-name="P2">SQL 사용 의한 MySQL 환경 설정</text:p>
      <text:p text:style-name="P2">(Tool + language <text:s/>ex. VSC + Python)</text:p>
      <text:p text:style-name="P2">SQL 개념, 4분류</text:p>
      <text:p text:style-name="P2"/>
      <text:p text:style-name="P2">주요 DB object 의 문법을 알고 사용</text:p>
      <text:p text:style-name="P2"/>
      <text:p text:style-name="P2"/>
      <text:p text:style-name="P2"/>
      <text:p text:style-name="P3">JSON 데이터 형식을 이해</text:p>
      <text:p text:style-name="P3"/>
      <text:p text:style-name="P3">API 활용하여 데이터 가져오기</text:p>
      <text:p text:style-name="P4">Application Programming Interface</text:p>
      <text:p text:style-name="P4">프로그램 간 데이터와 기능을 주고받을 수 있도록</text:p>
      <text:p text:style-name="P3">수집한 데이터 활용 시각화</text:p>
      <text:p text:style-name="P3"/>
      <text:p text:style-name="P3">텍스트 데이터 &gt;&gt; 추출</text:p>
      <text:p text:style-name="P3"/>
      <text:p text:style-name="P3">로그 파일에서 오류 메시지 추출</text:p>
      <text:p text:style-name="P3"/>
      <text:p text:style-name="P3">sample.json</text:p>
      <text:p text:style-name="P3"/>
      <text:p text:style-name="P3">{</text:p>
      <text:p text:style-name="P3"><text:tab/>“name”: “strong”</text:p>
      <text:p text:style-name="P4">requests 모듈 → HTML 코드 요청</text:p>
      <text:p text:style-name="P4">1. URL 주소</text:p>
      <text:p text:style-name="P4">2. api</text:p>
      <text:p text:style-name="P4"/>
      <text:p text:style-name="P5">날씨 데에터 그래프로 출력</text:p>
      <text:p text:style-name="P5"/>
      <text:p text:style-name="P5">temp_min_list </text:p>
      <text:p text:style-name="P5"/>
      <text:p text:style-name="P5">recoverknee</text:p>
      <text:p text:style-name="P5">emg 측정 DB 생성 3분류 </text:p>
      <text:p text:style-name="P5">emg 측정 DB, <text:span text:style-name="T1">CNNx</text:span>LLM 모델에 학습, 분류기 생성</text:p>
      <text:p text:style-name="P5">사용자 힘을 측정하여 3단계중 하나로 분리 실시간 보조 강도 조절</text:p>
      <text:p text:style-name="P5"/>
      <text:h text:style-name="P1" text:outline-level="3"><text:soft-page-break/>DevOps </text:h>
      <text:p text:style-name="P7"><text:span text:style-name="T1">Development Operations</text:span></text:p>
      <text:p text:style-name="P6">소프트웨어의 개발 / 운영<text:line-break/></text:p>
      <text:p text:style-name="P8">Concept</text:p>
      <text:p text:style-name="P6">(소통 협업 통합) 개발 환경, 문화</text:p>
      <text:p text:style-name="P6"><text:span text:style-name="T2">Purpose</text:span></text:p>
      <text:p text:style-name="P6">개발조직 ↔ 운영조직 상호 의존적 대응</text:p>
      <text:p text:style-name="P6">for Org to dev and distribute SW products &amp; services ASAP</text:p>
      <text:p text:style-name="P10">Main Factors</text:p>
      <text:p text:style-name="P9">- CI/CD : 자동화된 빌드, 테스트. 배포<text:line-break/> (Continuous Integration and Distribution)</text:p>
      <text:p text:style-name="P9">- IaC : 코드로 인프라 관리</text:p>
      <text:p text:style-name="P9">(Infrastructure as Code)</text:p>
      <text:p text:style-name="P9">- 컨테이너 <text:span text:style-name="T3">(Docker, Kubernetes): 애플리케이션 격리 및 배포</text:span></text:p>
      <text:p text:style-name="P9">- 모니터링 :시스템 상태 감시 및 분석</text:p>
      <text:p text:style-name="P9"/>
      <text:p text:style-name="P11">데브옵스 방식:</text:p>
      <text:p text:style-name="P11">1~6</text:p>
      <text:p text:style-name="P11"/>
      <text:p text:style-name="P11"/>
      <text:p text:style-name="P12">SQL 개요</text:p>
      <text:p text:style-name="P12"/>
      <text:p text:style-name="P12">Structured Query Language</text:p>
      <text:p text:style-name="P12">RDB Management System</text:p>
      <text:p text:style-name="P12">Data Select, insert, Update, delete</text:p>
      <text:p text:style-name="P12">SQL 분류</text:p>
      <text:p text:style-name="P12">DDL DML DCL TCL</text:p>
      <text:p text:style-name="P12">주요 명령어</text:p>
      <text:p text:style-name="P12">CREATE : table,index,view 등 db <text:s/>객체 생성</text:p>
      <text:p text:style-name="P12">ALTER : </text:p>
      <text:p text:style-name="P12">DROP</text:p>
      <text:p text:style-name="P12"/>
      <text:p text:style-name="P12">SELECT</text:p>
      <text:p text:style-name="P12">INSERT</text:p>
      <text:p text:style-name="P12">UPDATE</text:p>
      <text:p text:style-name="P12">DELETE</text:p>
      <text:p text:style-name="P12"/>
      <text:p text:style-name="P12">GRANT 권한을 정의</text:p>
      <text:p text:style-name="P12"><text:soft-page-break/>REVOKE 권한을 삭제</text:p>
      <text:p text:style-name="P12"/>
      <text:p text:style-name="P12">COMMIT 변경된 데이터를 최종 적용</text:p>
      <text:p text:style-name="P12">ROLLBACK 변경사항 무시 저장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7T09:37:43.315768674</meta:creation-date>
    <dc:date>2025-10-17T17:18:24.132032786</dc:date>
    <meta:editing-duration>PT3H5M18S</meta:editing-duration>
    <meta:editing-cycles>1</meta:editing-cycles>
    <meta:document-statistic meta:table-count="0" meta:image-count="0" meta:object-count="0" meta:page-count="3" meta:paragraph-count="58" meta:word-count="415" meta:character-count="1040" meta:non-whitespace-character-count="866"/>
    <meta:generator>LibreOffice/7.3.7.2$Linux_X86_64 LibreOffice_project/30$Build-2</meta:generator>
  </office:meta>
</office:document-meta>
</file>